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, sans-serif"/>
  </office:font-face-decls>
  <office:automatic-styles>
    <style:style style:name="P1" style:family="paragraph" style:parent-style-name="Heading_20_2">
      <style:text-properties fo:font-variant="normal" fo:text-transform="none" fo:color="#0f4761" loext:opacity="100%" style:text-line-through-style="none" style:text-line-through-type="none" style:font-name="Arial" fo:font-size="11pt" fo:letter-spacing="normal" fo:font-style="normal" style:text-underline-style="none" fo:font-weight="bold" style:text-blinking="false"/>
    </style:style>
    <style:style style:name="P2" style:family="paragraph" style:parent-style-name="Heading_20_3">
      <style:paragraph-properties fo:margin-left="0cm" fo:margin-right="0cm" fo:line-height="123%" fo:text-align="start" style:justify-single-word="false" fo:orphans="2" fo:widows="2" fo:text-indent="0cm" style:auto-text-indent="false" fo:padding="0cm" fo:border="none"/>
      <style:text-properties fo:font-variant="normal" fo:text-transform="none" fo:color="#0f4761" loext:opacity="100%" style:text-line-through-style="none" style:text-line-through-type="none" style:font-name="Arial" fo:font-size="11pt" fo:letter-spacing="normal" fo:font-style="normal" style:text-underline-style="none" fo:font-weight="bold" style:text-blinking="fals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4" style:family="paragraph" style:parent-style-name="Text_20_body" style:list-style-name="L1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5" style:family="paragraph" style:parent-style-name="Text_20_body" style:list-style-name="L2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6" style:family="paragraph" style:parent-style-name="Text_20_body" style:list-style-name="L3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7" style:family="paragraph" style:parent-style-name="Text_20_body" style:list-style-name="L4">
      <style:paragraph-properties fo:margin-left="2.54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8" style:family="paragraph" style:parent-style-name="Text_20_body" style:list-style-name="L5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9" style:family="paragraph" style:parent-style-name="Text_20_body" style:list-style-name="L6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10" style:family="paragraph" style:parent-style-name="Text_20_body" style:list-style-name="L7">
      <style:paragraph-properties fo:margin-left="2.54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11" style:family="paragraph" style:parent-style-name="Text_20_body" style:list-style-name="L8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12" style:family="paragraph" style:parent-style-name="Text_20_body" style:list-style-name="L9">
      <style:paragraph-properties fo:margin-left="1.27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Arial" fo:font-size="11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bold" style:text-blinking="false"/>
    </style:style>
    <style:style style:name="P14" style:family="paragraph" style:parent-style-name="Text_20_body" style:list-style-name="L7">
      <style:paragraph-properties fo:margin-left="2.54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bold" style:text-blinking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5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text-underline-style="none" fo:font-weight="bold" style:text-blinking="false"/>
    </style:style>
    <style:style style:name="T3" style:family="text">
      <style:text-properties style:text-line-through-style="none" style:text-line-through-type="none" style:font-name="Arial" fo:font-size="11pt" fo:font-style="normal" style:text-underline-style="none" fo:font-weight="bold" style:text-blinking="false"/>
    </style:style>
    <style:style style:name="T4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h.tthw0wwavpke"/>Test: GSoC Candidate Assessment</text:h>
      <text:h text:style-name="P2" text:outline-level="3"><text:bookmark text:name="h.311sdpby42yh"/>Objective:</text:h>
      <text:p text:style-name="P3">This test is designed to evaluate candidates' ability to:<text:line-break/>✅ <text:span text:style-name="T4">Extract, process, and analyze crisis-related discussions from social media<text:line-break/></text:span>✅ <text:span text:style-name="T4">Apply sentiment analysis and NLP techniques to assess high-risk content<text:line-break/></text:span>✅ <text:span text:style-name="T2">Geocode and visualize crisis-related trends on a basic interactive map</text:span></text:p>
      <text:h text:style-name="P2" text:outline-level="3"><text:bookmark text:name="h.alr7wpt4wsym"/>Task 1: Social Media Data Extraction &amp; Preprocessing (API Handling &amp; Text Cleaning)</text:h>
      <text:p text:style-name="P13">Estimated Time: 1-1.5 hours</text:p>
      <text:list text:style-name="L1">
        <text:list-item>
          <text:p text:style-name="P4">Use <text:span text:style-name="T4">Twitter/X API</text:span> or <text:span text:style-name="T4">Reddit API</text:span> to extract posts related to <text:span text:style-name="T4">mental health distress, substance use, or suicidality</text:span><text:span text:style-name="T1">.</text:span></text:p>
        </text:list-item>
        <text:list-item>
          <text:p text:style-name="P4">Apply <text:span text:style-name="T4">a predefined list of 10-15 keywords</text:span> (e.g., "depressed," "addiction help," "overwhelmed," "suicidal") to <text:span text:style-name="T4">filter relevant posts</text:span><text:span text:style-name="T1">.</text:span></text:p>
        </text:list-item>
        <text:list-item>
          <text:p text:style-name="P4">Store <text:span text:style-name="T4">Post ID, Timestamp, Content, Engagement Metrics (likes, comments, shares)</text:span> in a <text:span text:style-name="T4">structured CSV/JSON format</text:span><text:span text:style-name="T1">.</text:span></text:p>
        </text:list-item>
        <text:list-item>
          <text:p text:style-name="P4"><text:span text:style-name="T4">Remove stopwords, emojis, and special characters</text:span><text:span text:style-name="T1"> for NLP preprocessing.</text:span></text:p>
        </text:list-item>
      </text:list>
      <text:p text:style-name="P15">📌 <text:span text:style-name="T3">Deliverable:</text:span></text:p>
      <text:list text:style-name="L2">
        <text:list-item>
          <text:p text:style-name="P5">A <text:span text:style-name="T4">Python script</text:span> that retrieves and stores <text:span text:style-name="T4">filtered social media posts</text:span><text:span text:style-name="T1">.</text:span></text:p>
        </text:list-item>
        <text:list-item>
          <text:p text:style-name="P5">A <text:span text:style-name="T4">cleaned dataset</text:span><text:span text:style-name="T1"> ready for NLP analysis.</text:span></text:p>
        </text:list-item>
      </text:list>
      <text:h text:style-name="P2" text:outline-level="3"><text:bookmark text:name="h.ovjutecpaz88"/>Task 2: Sentiment &amp; Crisis Risk Classification (NLP &amp; Text Processing)</text:h>
      <text:p text:style-name="P13">Estimated Time: 1.5-2 hours</text:p>
      <text:list text:style-name="L3">
        <text:list-item>
          <text:p text:style-name="P6">Apply <text:span text:style-name="T4">VADER (for Twitter)</text:span> or <text:span text:style-name="T4">TextBlob</text:span> for <text:span text:style-name="T4">sentiment classification</text:span> (<text:span text:style-name="T4">Positive, Neutral, Negative</text:span><text:span text:style-name="T1">).</text:span></text:p>
        </text:list-item>
        <text:list-item>
          <text:p text:style-name="P6">Use <text:span text:style-name="T4">TF-IDF or Word Embeddings (BERT, Word2Vec)</text:span> to detect <text:span text:style-name="T4">high-risk crisis terms</text:span><text:span text:style-name="T1">.</text:span></text:p>
        </text:list-item>
        <text:list-item>
          <text:p text:style-name="P6">Categorize posts into <text:span text:style-name="T2">Risk Levels:</text:span></text:p>
        </text:list-item>
      </text:list>
      <text:list text:style-name="L4">
        <text:list-item>
          <text:p text:style-name="P7"><text:span text:style-name="T4">High-Risk:</text:span><text:span text:style-name="T1"> Posts with direct crisis language (e.g., “I don’t want to be here anymore”)</text:span></text:p>
        </text:list-item>
        <text:list-item>
          <text:p text:style-name="P7"><text:span text:style-name="T4">Moderate Concern:</text:span><text:span text:style-name="T1"> Seeking help, discussing struggles (e.g., “I feel lost lately”)</text:span></text:p>
        </text:list-item>
        <text:list-item>
          <text:p text:style-name="P7"><text:span text:style-name="T4">Low Concern:</text:span><text:span text:style-name="T1"> General discussions about mental health</text:span></text:p>
        </text:list-item>
      </text:list>
      <text:p text:style-name="P13">Deliverable:</text:p>
      <text:list text:style-name="L5">
        <text:list-item>
          <text:p text:style-name="P8">A <text:span text:style-name="T4">script</text:span> that classifies posts based on <text:span text:style-name="T4">sentiment and risk level</text:span><text:span text:style-name="T1">.</text:span></text:p>
        </text:list-item>
        <text:list-item>
          <text:p text:style-name="P8">A <text:span text:style-name="T4">table or plot</text:span> showing the <text:span text:style-name="T4">distribution of posts by sentiment and risk category</text:span><text:span text:style-name="T1">.</text:span></text:p>
        </text:list-item>
      </text:list>
      <text:h text:style-name="P2" text:outline-level="3"><text:bookmark text:name="h.y424qlkgepku"/>Task 3: Crisis Geolocation &amp; Mapping (Basic Geospatial Analysis &amp; Visualization)</text:h>
      <text:p text:style-name="P13">Estimated Time: 1-2 hours</text:p>
      <text:list text:style-name="L6">
        <text:list-item>
          <text:p text:style-name="P9">Extract <text:span text:style-name="T4">location metadata</text:span><text:span text:style-name="T1"> from the dataset using:</text:span></text:p>
        </text:list-item>
      </text:list>
      <text:list text:style-name="L7">
        <text:list-item>
          <text:p text:style-name="P14">Geotagged posts (if available)</text:p>
        </text:list-item>
        <text:list-item>
          <text:p text:style-name="P10"><text:span text:style-name="T4">NLP-based place recognition</text:span> (e.g., "Need help in Austin" → Maps to <text:span text:style-name="T4">Austin, TX</text:span><text:span text:style-name="T1">)</text:span></text:p>
        </text:list-item>
      </text:list>
      <text:list text:style-name="L8">
        <text:list-item>
          <text:p text:style-name="P11">Generate a <text:span text:style-name="T4">heatmap of crisis-related posts</text:span> using <text:span text:style-name="T4">Folium or Plotly</text:span><text:span text:style-name="T1">.</text:span></text:p>
        </text:list-item>
        <text:list-item>
          <text:p text:style-name="P11">Display <text:span text:style-name="T4">top 5 locations</text:span><text:span text:style-name="T1"> with the highest crisis discussions.</text:span></text:p>
        </text:list-item>
      </text:list>
      <text:p text:style-name="P13">Deliverable:</text:p>
      <text:list text:style-name="L9">
        <text:list-item>
          <text:p text:style-name="P12">A <text:span text:style-name="T4">Python script</text:span> that geocodes posts and generates a <text:span text:style-name="T4">heatmap</text:span><text:span text:style-name="T1"> of crisis discussions.</text:span></text:p>
        </text:list-item>
        <text:list-item>
          <text:p text:style-name="P12">A <text:span text:style-name="T4">visualization of regional distress patterns</text:span><text:span text:style-name="T1"> in the dataset.</text:span></text:p>
        </text:list-item>
      </text:list>
      <text:p text:style-name="Text_20_body"><text:soft-pag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20:12:29.744240991</meta:creation-date>
    <dc:date>2025-03-25T20:12:59.220217307</dc:date>
    <meta:editing-duration>PT32S</meta:editing-duration>
    <meta:editing-cycles>1</meta:editing-cycles>
    <meta:document-statistic meta:table-count="0" meta:image-count="0" meta:object-count="0" meta:page-count="2" meta:paragraph-count="34" meta:word-count="346" meta:character-count="2236" meta:non-whitespace-character-count="1943"/>
    <meta:generator>LibreOffice/24.2.7.2$Linux_X86_64 LibreOffice_project/420$Build-2</meta:generator>
  </office:meta>
</office:document-meta>
</file>